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F : TP3 : segmentation par classification</text:p>
      <text:p text:style-name="Standard"/>
      <text:p text:style-name="Standard">binôme : Ruytoor Benjamin et Allart Aurore</text:p>
      <text:p text:style-name="Standard">date : 30 janvier 2013</text:p>
      <text:p text:style-name="Standard"/>
      <text:list xml:id="list36323164" text:style-name="L1">
        <text:list-item>
          <text:p text:style-name="P2">Histogramme des niveaux de gris</text:p>
        </text:list-item>
      </text:list>
      <text:p text:style-name="Standard"/>
      <text:list xml:id="list37574465" text:continue-numbering="true" text:style-name="L1">
        <text:list-item>
          <text:p text:style-name="P2">Histogramme des niveaux de texture</text:p>
        </text:list-item>
      </text:list>
      <text:p text:style-name="Standard"/>
      <text:list xml:id="list37573125" text:continue-numbering="true" text:style-name="L1">
        <text:list-item>
          <text:p text:style-name="P2">Histogramme conjoint et classifieur 2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6:15:52.30</meta:creation-date>
    <dc:date>2013-01-30T17:42:28.42</dc:date>
    <meta:editing-duration>PT1H11M25S</meta:editing-duration>
    <meta:editing-cycles>1</meta:editing-cycles>
    <meta:document-statistic meta:table-count="0" meta:image-count="0" meta:object-count="0" meta:page-count="1" meta:paragraph-count="6" meta:word-count="37" meta:character-count="216" meta:non-whitespace-character-count="188"/>
    <meta:generator>LibreOffice/3.5$Windows_x86 LibreOffice_project/3215f89-f603614-ab984f2-7348103-1225a5b</meta:generator>
  </office:meta>
</office:document-meta>
</file>